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ColorTable.writeColors( RtfHeader h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tfColorTable.getColorNumber( int red , int green , int b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tfColorTable.getColorNumb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lorTabl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ColorTable.addColor( Intege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tfColorTable.determineIdentifier( int red , int green , int b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ColorTable.addNamedColor( String name , int color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ColorTable.RtfCol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tfColorTabl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tfColorTable.determineColorLevel( int identifier , int col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